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JetBrains Mono" svg:font-family="'JetBrains Mono', monospace"/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.013cm" fo:margin-left="0cm" fo:margin-top="0cm" fo:margin-bottom="0cm" table:align="left" style:writing-mode="lr-tb"/>
    </style:style>
    <style:style style:name="Таблица2.A" style:family="table-column">
      <style:table-column-properties style:column-width="1.505cm"/>
    </style:style>
    <style:style style:name="Таблица2.B" style:family="table-column">
      <style:table-column-properties style:column-width="3.205cm"/>
    </style:style>
    <style:style style:name="Таблица2.C" style:family="table-column">
      <style:table-column-properties style:column-width="12.3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C1" style:family="table-cell">
      <style:table-cell-properties fo:padding="0.097cm" fo:border="0.25pt solid #000000"/>
    </style:style>
    <style:style style:name="P1" style:family="paragraph" style:parent-style-name="Heading_20_1">
      <style:paragraph-properties fo:line-height="150%" fo:break-before="page"/>
      <style:text-properties fo:font-size="14pt" style:font-size-asian="14pt" style:font-size-complex="14pt"/>
    </style:style>
    <style:style style:name="P2" style:family="paragraph" style:parent-style-name="Heading_20_2">
      <style:text-properties fo:color="#ff0000" fo:font-size="14pt" style:font-size-asian="14pt" style:language-asian="ru" style:country-asian="RU" style:language-complex="ar" style:country-complex="SA"/>
    </style:style>
    <style:style style:name="P3" style:family="paragraph" style:parent-style-name="Heading_20_2">
      <style:text-properties fo:color="#000000"/>
    </style:style>
    <style:style style:name="P4" style:family="paragraph" style:parent-style-name="Heading_20_2">
      <style:text-properties style:font-name="Times New Roman1" fo:font-size="14pt" fo:font-weight="bold" style:font-name-asian="Times New Roman2" style:font-size-asian="14pt" style:font-weight-asian="bold" style:font-name-complex="Times New Roman2" style:font-weight-complex="bold"/>
    </style:style>
    <style:style style:name="P5" style:family="paragraph" style:parent-style-name="Heading_20_2">
      <style:paragraph-properties fo:margin-left="0cm" fo:margin-right="0cm" fo:text-indent="1.249cm" style:auto-text-indent="false" fo:break-before="page"/>
    </style:style>
    <style:style style:name="P6" style:family="paragraph" style:parent-style-name="Heading_20_2">
      <style:paragraph-properties fo:margin-left="0cm" fo:margin-right="0cm" fo:text-indent="1.249cm" style:auto-text-indent="false"/>
    </style:style>
    <style:style style:name="P7" style:family="paragraph" style:parent-style-name="Heading_20_2">
      <style:paragraph-properties fo:margin-left="0cm" fo:margin-right="0cm" fo:text-indent="1.249cm" style:auto-text-indent="false"/>
      <style:text-properties fo:font-size="14pt" style:font-size-asian="14pt"/>
    </style:style>
    <style:style style:name="P8" style:family="paragraph" style:parent-style-name="Heading_20_2">
      <style:paragraph-properties fo:margin-left="0cm" fo:margin-right="0cm" fo:text-indent="1.199cm" style:auto-text-indent="false"/>
      <style:text-properties officeooo:rsid="000233ec" officeooo:paragraph-rsid="000233ec"/>
    </style:style>
    <style:style style:name="P9" style:family="paragraph" style:parent-style-name="Heading_20_2">
      <style:paragraph-properties fo:margin-left="0cm" fo:margin-right="0cm" fo:line-height="150%" fo:text-indent="1.199cm" style:auto-text-indent="false"/>
      <style:text-properties style:font-name="Times New Roman1" fo:font-size="14pt" fo:font-weight="normal" officeooo:rsid="00126120" officeooo:paragraph-rsid="00126120" style:font-name-asian="Times New Roman2" style:font-size-asian="14pt" style:font-weight-asian="normal" style:font-name-complex="Times New Roman2" style:font-weight-complex="normal"/>
    </style:style>
    <style:style style:name="P10" style:family="paragraph" style:parent-style-name="Heading_20_2">
      <style:paragraph-properties fo:margin-left="0cm" fo:margin-right="0cm" fo:line-height="150%" fo:text-indent="1.199cm" style:auto-text-indent="false"/>
      <style:text-properties style:font-name="Times New Roman1" fo:font-size="14pt" fo:font-weight="normal" officeooo:rsid="00133f2d" officeooo:paragraph-rsid="00133f2d" style:font-name-asian="Times New Roman2" style:font-size-asian="14pt" style:font-weight-asian="normal" style:font-name-complex="Times New Roman2" style:font-weight-complex="normal"/>
    </style:style>
    <style:style style:name="P11" style:family="paragraph" style:parent-style-name="Heading_20_2">
      <style:paragraph-properties fo:margin-left="0cm" fo:margin-right="0cm" fo:line-height="150%" fo:text-indent="1.199cm" style:auto-text-indent="false"/>
      <style:text-properties style:font-name="Times New Roman1" fo:font-size="14pt" fo:font-weight="normal" officeooo:rsid="00133f2d" officeooo:paragraph-rsid="00142e3b" style:font-name-asian="Times New Roman2" style:font-size-asian="14pt" style:font-weight-asian="normal" style:font-name-complex="Times New Roman2" style:font-weight-complex="normal"/>
    </style:style>
    <style:style style:name="P12" style:family="paragraph" style:parent-style-name="Heading_20_2">
      <style:paragraph-properties fo:margin-left="0cm" fo:margin-right="0cm" fo:line-height="150%" fo:text-indent="1.199cm" style:auto-text-indent="false"/>
      <style:text-properties style:font-name="Times New Roman1" fo:font-size="14pt" fo:font-weight="normal" officeooo:rsid="00142e3b" officeooo:paragraph-rsid="00142e3b" style:font-name-asian="Times New Roman2" style:font-size-asian="14pt" style:font-weight-asian="normal" style:font-name-complex="Times New Roman2" style:font-weight-complex="normal"/>
    </style:style>
    <style:style style:name="P13" style:family="paragraph" style:parent-style-name="Heading_20_2">
      <style:paragraph-properties fo:margin-left="0cm" fo:margin-right="0cm" fo:line-height="150%" fo:text-indent="1.199cm" style:auto-text-indent="false"/>
      <style:text-properties officeooo:paragraph-rsid="00133f2d"/>
    </style:style>
    <style:style style:name="P14" style:family="paragraph" style:parent-style-name="Heading_20_2">
      <style:paragraph-properties fo:margin-left="0cm" fo:margin-right="0cm" fo:line-height="150%" fo:text-indent="1.199cm" style:auto-text-indent="false"/>
      <style:text-properties officeooo:paragraph-rsid="00142e3b"/>
    </style:style>
    <style:style style:name="P15" style:family="paragraph" style:parent-style-name="Heading_20_2">
      <style:paragraph-properties fo:margin-left="0cm" fo:margin-right="0cm" fo:line-height="150%" fo:text-indent="0cm" style:auto-text-indent="false"/>
      <style:text-properties style:font-name="Times New Roman1" fo:font-size="14pt" officeooo:paragraph-rsid="00126120" style:font-name-asian="Times New Roman2" style:font-size-asian="14pt" style:font-name-complex="Times New Roman2"/>
    </style:style>
    <style:style style:name="P16" style:family="paragraph" style:parent-style-name="Text_20_body_20__28_user_29_">
      <style:text-properties officeooo:rsid="000233ec" officeooo:paragraph-rsid="000233ec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19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20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21" style:family="paragraph" style:parent-style-name="Standard_20__28_user_29_">
      <style:text-properties style:language-asian="ru" style:country-asian="RU" style:language-complex="ar" style:country-complex="SA"/>
    </style:style>
    <style:style style:name="P22" style:family="paragraph" style:parent-style-name="Standard_20__28_user_29_">
      <style:paragraph-properties fo:text-align="center" style:justify-single-word="false"/>
      <style:text-properties officeooo:rsid="000233ec" officeooo:paragraph-rsid="000233ec"/>
    </style:style>
    <style:style style:name="P23" style:family="paragraph" style:parent-style-name="Standard_20__28_user_29_" style:list-style-name="L1"/>
    <style:style style:name="P24" style:family="paragraph" style:parent-style-name="Standard_20__28_user_29_" style:list-style-name="L1">
      <style:text-properties officeooo:paragraph-rsid="000ac0df"/>
    </style:style>
    <style:style style:name="P25" style:family="paragraph" style:parent-style-name="Standard_20__28_user_29_" style:list-style-name="L1">
      <style:text-properties officeooo:rsid="00055e46" officeooo:paragraph-rsid="00055e46"/>
    </style:style>
    <style:style style:name="P26" style:family="paragraph" style:parent-style-name="Standard_20__28_user_29_" style:list-style-name="L1">
      <style:text-properties officeooo:rsid="00055e46" officeooo:paragraph-rsid="000587d8"/>
    </style:style>
    <style:style style:name="P27" style:family="paragraph" style:parent-style-name="Standard_20__28_user_29_" style:list-style-name="L1">
      <style:text-properties officeooo:rsid="00055e46" officeooo:paragraph-rsid="00070a9b"/>
    </style:style>
    <style:style style:name="P28" style:family="paragraph" style:parent-style-name="Standard_20__28_user_29_" style:list-style-name="L1">
      <style:text-properties officeooo:rsid="00055e46" officeooo:paragraph-rsid="0007e750"/>
    </style:style>
    <style:style style:name="P29" style:family="paragraph" style:parent-style-name="Standard_20__28_user_29_" style:list-style-name="L1">
      <style:text-properties officeooo:rsid="00055e46" officeooo:paragraph-rsid="0009df67"/>
    </style:style>
    <style:style style:name="P30" style:family="paragraph" style:parent-style-name="Standard_20__28_user_29_" style:list-style-name="L1">
      <style:text-properties officeooo:rsid="00055e46" officeooo:paragraph-rsid="000ac0df"/>
    </style:style>
    <style:style style:name="P31" style:family="paragraph" style:parent-style-name="Standard_20__28_user_29_" style:list-style-name="L1">
      <style:text-properties officeooo:rsid="000587d8" officeooo:paragraph-rsid="000587d8"/>
    </style:style>
    <style:style style:name="P32" style:family="paragraph" style:parent-style-name="Standard_20__28_user_29_" style:list-style-name="L1">
      <style:text-properties officeooo:rsid="00070a9b" officeooo:paragraph-rsid="00070a9b"/>
    </style:style>
    <style:style style:name="P33" style:family="paragraph" style:parent-style-name="Standard_20__28_user_29_" style:list-style-name="L1">
      <style:text-properties officeooo:rsid="0007e750" officeooo:paragraph-rsid="0009df67"/>
    </style:style>
    <style:style style:name="P34" style:family="paragraph" style:parent-style-name="Standard_20__28_user_29_" style:list-style-name="L1">
      <style:text-properties officeooo:rsid="0009df67" officeooo:paragraph-rsid="0009df67"/>
    </style:style>
    <style:style style:name="P35" style:family="paragraph" style:parent-style-name="Standard_20__28_user_29_" style:list-style-name="L1">
      <style:text-properties officeooo:rsid="0009df67" officeooo:paragraph-rsid="000ac0df"/>
    </style:style>
    <style:style style:name="P36" style:family="paragraph" style:parent-style-name="Standard_20__28_user_29_" style:list-style-name="L1">
      <style:text-properties officeooo:rsid="000c2c07" officeooo:paragraph-rsid="000c2c07"/>
    </style:style>
    <style:style style:name="P37" style:family="paragraph" style:parent-style-name="Standard_20__28_user_29_" style:list-style-name="L1">
      <style:text-properties officeooo:rsid="000f776c" officeooo:paragraph-rsid="000f776c"/>
    </style:style>
    <style:style style:name="P38" style:family="paragraph" style:parent-style-name="Standard_20__28_user_29_" style:list-style-name="L1">
      <style:text-properties officeooo:rsid="0011b296" officeooo:paragraph-rsid="0011b296"/>
    </style:style>
    <style:style style:name="P39" style:family="paragraph" style:parent-style-name="Standard_20__28_user_29_">
      <style:paragraph-properties fo:margin-left="0cm" fo:margin-right="0cm" fo:text-indent="0cm" style:auto-text-indent="false"/>
    </style:style>
    <style:style style:name="P40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41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42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0d95c5" style:font-size-asian="12pt" style:font-size-complex="12pt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font-size="12pt" officeooo:rsid="000d95c5" officeooo:paragraph-rsid="000d95c5" style:font-size-asian="12pt" style:font-size-complex="12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47" style:family="paragraph" style:parent-style-name="Footer">
      <style:paragraph-properties fo:text-align="end" style:justify-single-word="false"/>
    </style:style>
    <style:style style:name="P48" style:family="paragraph" style:parent-style-name="Preformatted_20_Text">
      <loext:graphic-properties draw:fill="solid" draw:fill-color="#ffffff"/>
      <style:paragraph-properties fo:margin-left="1.251cm" fo:margin-right="0cm" fo:text-indent="0cm" style:auto-text-indent="false" fo:background-color="#ffffff"/>
    </style:style>
    <style:style style:name="T1" style:family="text"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text-transform="uppercase" style:font-size-complex="14pt" style:font-weight-complex="bold"/>
    </style:style>
    <style:style style:name="T3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6120" style:font-weight-asian="bold" style:font-weight-complex="bold"/>
    </style:style>
    <style:style style:name="T6" style:family="text">
      <style:text-properties fo:color="#ff0000" fo:font-weight="bold" style:language-asian="ru" style:country-asian="RU" style:font-weight-asian="bold" style:font-size-complex="14pt" style:language-complex="ar" style:country-complex="SA"/>
    </style:style>
    <style:style style:name="T7" style:family="text">
      <style:text-properties fo:color="#ff0000" style:language-asian="ru" style:country-asian="RU" style:language-complex="ar" style:country-complex="SA"/>
    </style:style>
    <style:style style:name="T8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9" style:family="text">
      <style:text-properties fo:color="#000000" fo:font-weight="bold" officeooo:rsid="000233ec" style:language-asian="ru" style:country-asian="RU" style:font-weight-asian="bold" style:font-size-complex="14pt" style:language-complex="ar" style:country-complex="SA"/>
    </style:style>
    <style:style style:name="T10" style:family="text">
      <style:text-properties fo:color="#000000" style:font-size-complex="14pt"/>
    </style:style>
    <style:style style:name="T11" style:family="text">
      <style:text-properties fo:color="#000000" style:language-asian="ru" style:country-asian="RU" style:font-size-complex="14pt" style:language-complex="ar" style:country-complex="SA"/>
    </style:style>
    <style:style style:name="T12" style:family="text">
      <style:text-properties fo:color="#000000" officeooo:rsid="000233ec" style:language-asian="ru" style:country-asian="RU" style:font-size-complex="14pt" style:language-complex="ar" style:country-complex="SA"/>
    </style:style>
    <style:style style:name="T13" style:family="text">
      <style:text-properties fo:color="#000000" officeooo:rsid="000364d1" style:language-asian="ru" style:country-asian="RU" style:font-size-complex="14pt" style:language-complex="ar" style:country-complex="SA"/>
    </style:style>
    <style:style style:name="T14" style:family="text">
      <style:text-properties fo:color="#000000" fo:font-size="14pt" style:font-size-asian="14pt" style:language-asian="ru" style:country-asian="RU" style:language-complex="ar" style:country-complex="SA"/>
    </style:style>
    <style:style style:name="T15" style:family="text">
      <style:text-properties fo:color="#000000" fo:language="en" fo:country="US"/>
    </style:style>
    <style:style style:name="T16" style:family="text">
      <style:text-properties fo:color="#000000"/>
    </style:style>
    <style:style style:name="T17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officeooo:rsid="000233ec" style:language-asian="ru" style:country-asian="RU" style:font-size-complex="14pt" style:language-complex="ar" style:country-complex="SA" style:font-weight-complex="bold"/>
    </style:style>
    <style:style style:name="T20" style:family="text">
      <style:text-properties style:font-size-complex="14pt"/>
    </style:style>
    <style:style style:name="T21" style:family="text">
      <style:text-properties style:language-asian="ru" style:country-asian="RU" style:font-size-complex="14pt" style:language-complex="ar" style:country-complex="SA" style:font-weight-complex="bold"/>
    </style:style>
    <style:style style:name="T22" style:family="text">
      <style:text-properties style:language-asian="ru" style:country-asian="RU" style:language-complex="ar" style:country-complex="SA"/>
    </style:style>
    <style:style style:name="T23" style:family="text">
      <style:text-properties fo:font-size="14pt" style:font-size-asian="14pt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142e3b" style:font-size-asian="14pt" style:font-weight-asian="normal" style:font-size-complex="14pt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officeooo:rsid="000233ec"/>
    </style:style>
    <style:style style:name="T28" style:family="text">
      <style:text-properties officeooo:rsid="00055e46"/>
    </style:style>
    <style:style style:name="T29" style:family="text">
      <style:text-properties officeooo:rsid="00070a9b"/>
    </style:style>
    <style:style style:name="T30" style:family="text">
      <style:text-properties officeooo:rsid="0007e750"/>
    </style:style>
    <style:style style:name="T31" style:family="text">
      <style:text-properties officeooo:rsid="0009df67"/>
    </style:style>
    <style:style style:name="T32" style:family="text">
      <style:text-properties officeooo:rsid="000ac0df"/>
    </style:style>
    <style:style style:name="T33" style:family="text">
      <style:text-properties fo:font-weight="normal" officeooo:rsid="000ac0df" style:font-weight-asian="normal" style:font-weight-complex="normal"/>
    </style:style>
    <style:style style:name="T34" style:family="text">
      <style:text-properties officeooo:rsid="00126120"/>
    </style:style>
    <style:style style:name="T35" style:family="text">
      <style:text-properties officeooo:rsid="0012b455"/>
    </style:style>
    <style:style style:name="T36" style:family="text">
      <style:text-properties style:font-name="Times New Roman1" fo:font-size="14pt" fo:font-weight="normal" officeooo:rsid="00133f2d" style:font-name-asian="Times New Roman2" style:font-size-asian="14pt" style:font-weight-asian="normal" style:font-name-complex="Times New Roman2" style:font-weight-complex="normal"/>
    </style:style>
    <style:style style:name="T37" style:family="text">
      <style:text-properties style:font-name="Times New Roman1" fo:font-size="14pt" fo:font-weight="normal" officeooo:rsid="00133f2d" style:font-name-asian="Times New Roman2" style:font-size-asian="14pt" style:font-weight-asian="normal" style:font-name-complex="Times New Roman2" style:font-size-complex="14pt" style:font-weight-complex="normal"/>
    </style:style>
    <style:style style:name="T38" style:family="text">
      <style:text-properties officeooo:rsid="00142e3b"/>
    </style:style>
    <style:style style:name="T39" style:family="text">
      <style:text-properties officeooo:rsid="001555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1">МИНОБРНАУКИ РОССИИ</text:span></text:p>
      <text:p text:style-name="P17"><text:span text:style-name="T1">Санкт-Петербургский государственный</text:span></text:p>
      <text:p text:style-name="P17"><text:span text:style-name="T1">электротехнический университет</text:span></text:p>
      <text:p text:style-name="P17"><text:span text:style-name="T1">«ЛЭТИ» им. В.И. Ульянова (Ленина)</text:span></text:p>
      <text:p text:style-name="P17"><text:span text:style-name="T3">Кафедра МО ЭВМ</text:span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42"><text:span text:style-name="Book_20_Title"><text:span text:style-name="T2">отчет</text:span></text:span></text:p>
      <text:p text:style-name="P17"><text:span text:style-name="T3">по лабораторной работе</text:span><text:span text:style-name="T6"> </text:span><text:span text:style-name="T8">№</text:span><text:span text:style-name="T9">1</text:span></text:p>
      <text:p text:style-name="P17"><text:span text:style-name="T3">по дисциплине </text:span><text:span text:style-name="T8">«Алгоритмы и структуры данных»</text:span></text:p>
      <text:p text:style-name="P17"><text:span text:style-name="Book_20_Title"><text:span text:style-name="T17">Тема: </text:span></text:span><text:span text:style-name="Book_20_Title"><text:span text:style-name="T18"><text:s/></text:span></text:span><text:span text:style-name="Book_20_Title"><text:span text:style-name="T19"><text:s/>Рекурсивные алгоритмы</text:span></text:span></text:p>
      <text:p text:style-name="P19"/>
      <text:p text:style-name="P19"/>
      <text:p text:style-name="P19"/>
      <text:p text:style-name="P19"/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20">Студент гр. </text:span><text:span text:style-name="T10">9381</text:span></text:p>
          </table:table-cell>
          <table:table-cell table:style-name="Таблица1.B1" office:value-type="string">
            <text:p text:style-name="P40"/>
          </table:table-cell>
          <table:table-cell table:style-name="Таблица1.A1" office:value-type="string">
            <text:p text:style-name="P22"><text:span text:style-name="T10">Соболева К.С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_20__28_user_29_"><text:span text:style-name="T20">Преподаватель</text:span></text:p>
          </table:table-cell>
          <table:table-cell table:style-name="Таблица1.B2" office:value-type="string">
            <text:p text:style-name="P40"/>
          </table:table-cell>
          <table:table-cell table:style-name="Таблица1.A1" office:value-type="string">
            <text:p text:style-name="P17"><text:span text:style-name="T10">Фирсов М.А.</text:span></text:p>
          </table:table-cell>
        </table:table-row>
      </table:table>
      <text:p text:style-name="P20"/>
      <text:p text:style-name="P20"/>
      <text:p text:style-name="P17"><text:span text:style-name="T21">Санкт-Петербург</text:span></text:p>
      <text:p text:style-name="P17"><text:span text:style-name="T21">2020</text:span></text:p>
      <text:h text:style-name="P5" text:outline-level="2"><text:span text:style-name="T23">Цель работы.</text:span></text:h>
      <text:h text:style-name="P7" text:outline-level="2"/>
      <text:p text:style-name="P16"><text:span text:style-name="T10">Ознакомиться с принципами рекурсии, реализовать рекурсивный алгоритм на языке С++.</text:span></text:p>
      <text:p text:style-name="Text_20_body_20__28_user_29_"><text:span text:style-name="T10"/></text:p>
      <text:h text:style-name="P6" text:outline-level="2"><text:span text:style-name="T23">Задание.</text:span></text:h>
      <text:h text:style-name="P6" text:outline-level="2"><text:span text:style-name="T23"/></text:h>
      <text:p text:style-name="P39"><text:span text:style-name="T11"><text:tab/>Вариант </text:span><text:span text:style-name="T12">15</text:span><text:span text:style-name="T11">.</text:span></text:p>
      <text:p text:style-name="P39"><text:span text:style-name="T11"><text:tab/>Построить синтаксический анализатор для понятия скобки.</text:span></text:p>
      <text:p text:style-name="P39"><text:span text:style-name="T11"><text:tab/></text:span><text:bookmark-start text:name="__DdeLink__1940_1719668653"/><text:span text:style-name="T11">скобки::=А | A ( ряд_скобок )</text:span></text:p>
      <text:p text:style-name="P39"><text:span text:style-name="T11"><text:tab/>ряд_скобок::= скобки | скобки ; ряд_скобок</text:span><text:bookmark-end text:name="__DdeLink__1940_1719668653"/></text:p>
      <text:p text:style-name="P21"/>
      <text:h text:style-name="P8" text:outline-level="2"><text:soft-page-break/><text:span text:style-name="T23">Описание алгоритма.</text:span></text:h>
      <text:h text:style-name="P8" text:outline-level="2"><text:span text:style-name="T23"/></text:h>
      <text:h text:style-name="P9" text:outline-level="2">В основе работы синтаксического анализатора <text:span text:style-name="T35">для понятия «скобки»</text:span> лежит поверка двух двух понятий: скобки и ряд. Для этого реализованы 2 <text:span text:style-name="T35">взаимно-</text:span>рекурсивные функции, <text:span text:style-name="T35">возвращающие 4 понятия: СКОБКИ, НЕСКОБКИ, РЯД, НЕРЯД. Функции устроены таким образом, что первой, исходя из задания, будет вызываться функция проверки для «скобки», и соответственно выход из данных взаимно-рекурсивных рекурсивных функций будет с результатом СКОБКИ или НЕСКОБКИ. А понятия РЯД и НЕРЯД будут выполнять вспомогательную функцию для всего анализатора.</text:span></text:h>
      <text:h text:style-name="P10" text:outline-level="2"><text:span text:style-name="T34">Для </text:span><text:span text:style-name="T5">понятия «скобки»</text:span><text:span text:style-name="T34"> </text:span>происходят соответственно проверки на:</text:h>
      <text:h text:style-name="P10" text:outline-level="2">«А» : если совпадает — идет дальше, нет — НЕСКО;</text:h>
      <text:h text:style-name="P13" text:outline-level="2"><text:span text:style-name="T36">«(» <text:s/>: если совпадает – идет дальше, </text:span><text:span text:style-name="T37">е</text:span><text:span text:style-name="T24">сли <text:s/>не «(», то считается, что текущее понятие ограничивается символом "А" и возвращается результат СКОБКИ, а следующий символ будет обработан функцией уровнем выше; </text:span></text:h>
      <text:h text:style-name="P10" text:outline-level="2">«ряд»: если совпадает — дальше, нет — НЕСКО;</text:h>
      <text:h text:style-name="P10" text:outline-level="2">«)» <text:s text:c="3"/>: если совпадает — СКОБКИ, нет — НЕСКО.</text:h>
      <text:h text:style-name="P11" text:outline-level="2"><text:span text:style-name="T34">Для </text:span><text:span text:style-name="T5">понятия «ряд»</text:span><text:span text:style-name="T34"> </text:span>происходят соответственно проверки на:</text:h>
      <text:h text:style-name="P11" text:outline-level="2">«<text:span text:style-name="T38">скобки</text:span>» : <text:span text:style-name="T38">вызывается функция для понятия «скобки», </text:span>если <text:span text:style-name="T38">результат СКОБКИ</text:span> — идет дальше, <text:span text:style-name="T38">если НЕСКОБКИ</text:span> — НЕ<text:span text:style-name="T38">РЯД</text:span>;</text:h>
      <text:h text:style-name="P14" text:outline-level="2"><text:span text:style-name="T36">«;» <text:s/>: если совпадает – идет дальше, </text:span><text:span text:style-name="T37">е</text:span><text:span text:style-name="T24">сли не «;», то </text:span><text:span text:style-name="T25">происходит ситуация аналогичная «(» для понятия «скобки»</text:span></text:h>
      <text:h text:style-name="P11" text:outline-level="2">«ряд»: <text:s/><text:span text:style-name="T38">вызывается функция для понятия «ряд», </text:span>если <text:span text:style-name="T38">результат РЯД</text:span> — <text:span text:style-name="T38">возвращает РЯД</text:span>, <text:span text:style-name="T38">если НЕРЯД</text:span> — НЕ<text:span text:style-name="T38">РЯД.</text:span></text:h>
      <text:h text:style-name="P12" text:outline-level="2">После такого как отработают данные 2 взаимно-рекурсивные функции необходимо исключить оставшийся плохой вариант – когда возможна строка наподобие<text:span text:style-name="T30"> СКОБКИ…, где … - какие-то еще символы. </text:span>Для этого необходимо проверить все ли символы, <text:span text:style-name="T39">переданной в анализатор строки, </text:span>проверены. Если да, то выводится <text:s/>окончательный результат – СКОБКИ, иначе – НЕ СКОБКИ.</text:h>
      <text:h text:style-name="P15" text:outline-level="2"><text:span text:style-name="T22"/></text:h>
      <text:p text:style-name="P39"><text:tab/><text:span text:style-name="T4">Функции и структуры данных.</text:span></text:p>
      <text:p text:style-name="P39"><text:soft-page-break/><text:tab/><text:span text:style-name="T28">Перечисления:</text:span></text:p>
      <text:list xml:id="list1939879936" text:style-name="L1">
        <text:list-item>
          <text:p text:style-name="P23">enum Name{NOTBRACKETS, BRACKETS, NOTROW, ROW, EMPTY}; <text:span text:style-name="T28">соответственно: </text:span>НЕСКОБКИ, СКОБКИ, НЕРЯД, РЯД, ПУСТАЯ; <text:span text:style-name="T28">Необходимо для обработки результата работы анализатора.</text:span></text:p>
          <text:p text:style-name="P25">Функции:</text:p>
        </text:list-item>
        <text:list-item>
          <text:p text:style-name="P37">void printTask()</text:p>
          <text:p text:style-name="P37">Печать условий задания.</text:p>
        </text:list-item>
        <text:list-item>
          <text:p text:style-name="P25">void readConsole(std::ofstream&amp; fileOut)</text:p>
          <text:p text:style-name="P31">Обрабатывает n введенных с клавиатуры строк, где число n вводит пользователь. Считывается строка при помощи функции getline, а затем передается в функцию processingResults для обработки. При этом так же происходит проверка на пустую(EMPTY) строку. Если пустая — она не будет входит в n строк.</text:p>
        </text:list-item>
        <text:list-item>
          <text:p text:style-name="P26">void readFile(std::ifstream&amp; file, std::ofstream&amp; fileOut);</text:p>
          <text:p text:style-name="P31">Считываются строки из файла при помощи функции getline, а затем передаются в функцию processingResults для обработки. </text:p>
        </text:list-item>
        <text:list-item>
          <text:p text:style-name="P27">int processingResults(const std::string&amp; str, std::ofstream&amp; fileOut); <text:span text:style-name="T29">П</text:span>ечать полученного результата из функции processingSentence<text:span text:style-name="T29">(скобки или не скобки) в консоль и в файл, так же возможно получение результата пустая строка.</text:span></text:p>
        </text:list-item>
        <text:list-item>
          <text:p text:style-name="P27">int processingSentence(const std::string&amp; str, std::ofstream&amp; fileOut);</text:p>
          <text:p text:style-name="P32">Происходит проверка на нулевую строку, при положительном результате такие строки не обрабатываются. Далее вызывается уже функция непосредственно необходимая для проверки понятия «скобки». Так же необходимо проверить все ли символы в строке обработаны, т.е. <text:span text:style-name="T30">исключить все</text:span> случа<text:span text:style-name="T30">и</text:span> вроде СКОБКИ…, где … - какие-то еще символы. Если <text:span text:style-name="T30">положительно</text:span> <text:span text:style-name="T30">выполняются эти два условия, функция возвращает результат BRACKETS, <text:s/>иначе NOTBRACKETS</text:span> . </text:p>
        </text:list-item>
        <text:list-item>
          <text:p text:style-name="P28">int brackets(const std::string&amp; str, int&amp; pos, int depthRec, std::ofstream&amp; fileOut);</text:p>
          <text:p text:style-name="P28"><text:soft-page-break/><text:span text:style-name="T30">Р</text:span>екурсивная функция для понятия СКОБКИ.</text:p>
          <text:p text:style-name="P33">Если символ не равен «А», то возвращается не скобки. Далее проверка на «(», при отрицательном результате выход из функции с результатом скобки, но далее этот результат так же будет обработан в функции, предшествующей данной. <text:span text:style-name="T31">Сделано так из-за того, что скобки могут быть не только формата «А(ряд)», но и просто «А», поэтому отсутствие «(» еще не говорит об отрицательном результате, просто необходима дальнейшая проверка. В случае «(» далее идет проверка на ряд(т.е. вызов еще одной рекурсивной функции). Если не ряд, то возврат не скобки, в противном — проверка на «)». Если не проходит эта проверка, то <text:s/>возврат не скобки, иначе возврат скобки.</text:span></text:p>
          <text:p text:style-name="P34">На протяжении всей функции несколько раз вызывается функция printDepth для вывода промежуточных результатов.</text:p>
        </text:list-item>
        <text:list-item>
          <text:p text:style-name="P29">int row(const std::string&amp;, int&amp; pos, int depthRec, std::ofstream&amp; fileOut);</text:p>
          <text:p text:style-name="P29"><text:span text:style-name="T31">Р</text:span>екурсивная функция для понятия РЯД_СКОБОК.</text:p>
          <text:p text:style-name="P35">Происходит проверка на понятие скобки(т.е. вызов функции brackets), <text:span text:style-name="T32">при отрицательном результате происходит возврат не ряд. Иначе дальше идет проверка на «;». Если не «;», то возвращает ряд, <text:s/>но далее этот результат так же будет обработан в функции, предшествующей данной(по аналогии с таким же пунктом из функции brackets). Последней будет проверка на понятие «ряд»: если проходит — ряд, нет — не ряд.</text:span></text:p>
          <text:p text:style-name="P35">На протяжении всей функции несколько раз вызывается функция printDepth для вывода промежуточных результатов.</text:p>
        </text:list-item>
        <text:list-item>
          <text:p text:style-name="P30">void printDepth(const std::string&amp; str, int&amp; pos, int depthRec, std::ofstream&amp; fileOut);</text:p>
          <text:p text:style-name="P24"><text:span text:style-name="T32">Функция для печати(в консоль и файл) промежуточных результатов. Std::string(depthRec, '\t') позволяет сделать </text:span>вывод <text:span text:style-name="T32">с</text:span> <text:span text:style-name="Strong_20_Emphasis"><text:span text:style-name="T33">отступами</text:span></text:span>, соответствующими глубине рекурсии.</text:p>
        </text:list-item>
        <text:list-item>
          <text:p text:style-name="P24">int main()</text:p>
          <text:p text:style-name="P36">Пользователю предлагается способ <text:s/>ввода: консоль или файл.</text:p>
          <text:p text:style-name="P36"><text:soft-page-break/>В случае <text:s/>файлового ввода пользователю предлагается ввести имена файлов для чтения и вывода. Происходит проверка корректного открытия файла для чтения. Если произошла ошибка, то пользователю предлагается ввести новое имя. Так же тут присутствует возможность досрочно завершить программу путем ввода определенной команды. В случае корректного открытия файла для чтения далее происходит вызов функции, запускающей обработку файлового ввода.</text:p>
          <text:p text:style-name="P36">В случае консольного ввода необходимо ввести только файл для записи. Далее вызов функции, запускающей обработку консольного ввода.</text:p>
          <text:p text:style-name="P38">После отработки программа предложит пользователю повторить обработку, и тогда все начнется с самого начала, или закончить тестирование.</text:p>
        </text:list-item>
      </text:list>
      <text:p text:style-name="P39"><text:s/></text:p>
      <text:p text:style-name="P39"/>
      <text:h text:style-name="Heading_20_2" text:outline-level="2"><text:span text:style-name="T7"><text:tab/></text:span><text:span text:style-name="T14">Тестирование.</text:span></text:h>
      <text:h text:style-name="P2" text:outline-level="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6">№</text:p>
          </table:table-cell>
          <table:table-cell table:style-name="Таблица2.A1" office:value-type="string">
            <text:p text:style-name="P46">Входные данные</text:p>
          </table:table-cell>
          <table:table-cell table:style-name="Таблица2.C1" office:value-type="string">
            <text:p text:style-name="P46">Вывод</text:p>
          </table:table-cell>
        </table:table-row>
        <table:table-row table:style-name="Таблица2.1">
          <table:table-cell table:style-name="Таблица2.A1" office:value-type="string">
            <text:p text:style-name="P46">1</text:p>
          </table:table-cell>
          <table:table-cell table:style-name="Таблица2.A1" office:value-type="string">
            <text:p text:style-name="P45"><text:span text:style-name="T27">A</text:span></text:p>
          </table:table-cell>
          <table:table-cell table:style-name="Таблица2.C1" office:value-type="string">
            <text:p text:style-name="P43">STR: A</text:p>
            <text:p text:style-name="P43"><text:tab/>Глубина рекурсии: 1<text:tab/>A</text:p>
            <text:p text:style-name="P43">Скобки</text:p>
          </table:table-cell>
        </table:table-row>
        <table:table-row table:style-name="Таблица2.1">
          <table:table-cell table:style-name="Таблица2.A1" office:value-type="string">
            <text:p text:style-name="P46">2</text:p>
          </table:table-cell>
          <table:table-cell table:style-name="Таблица2.A1" office:value-type="string">
            <text:p text:style-name="P43">A(A)</text:p>
          </table:table-cell>
          <table:table-cell table:style-name="Таблица2.C1" office:value-type="string">
            <text:p text:style-name="P43">STR: A(A)</text:p>
            <text:p text:style-name="P43"><text:tab/>Глубина рекурсии: 1<text:tab/>A</text:p>
            <text:p text:style-name="P43"><text:tab/>Глубина рекурсии: 1<text:tab/>A(</text:p>
            <text:p text:style-name="P43"><text:tab/><text:tab/><text:tab/>Глубина рекурсии: 3<text:tab/>A(A</text:p>
            <text:p text:style-name="P43"><text:tab/>Глубина рекурсии: 1<text:tab/>A(A)</text:p>
            <text:p text:style-name="P43">Скобки</text:p>
          </table:table-cell>
        </table:table-row>
        <table:table-row table:style-name="Таблица2.1">
          <table:table-cell table:style-name="Таблица2.A1" office:value-type="string">
            <text:p text:style-name="P46">3</text:p>
          </table:table-cell>
          <table:table-cell table:style-name="Таблица2.A1" office:value-type="string">
            <text:p text:style-name="P43">A(A;A)</text:p>
          </table:table-cell>
          <table:table-cell table:style-name="Таблица2.C1" office:value-type="string">
            <text:p text:style-name="P43">STR: A(A;A)</text:p>
            <text:p text:style-name="P43"><text:tab/>Глубина рекурсии: 1<text:tab/>A</text:p>
            <text:p text:style-name="P43"><text:tab/>Глубина рекурсии: 1<text:tab/>A(</text:p>
            <text:p text:style-name="P43"><text:tab/><text:tab/><text:tab/>Глубина рекурсии: 3<text:tab/>A(A</text:p>
            <text:p text:style-name="P43"><text:tab/><text:tab/>Глубина рекурсии: 2<text:tab/>A(A;</text:p>
            <text:p text:style-name="P43"><text:tab/><text:tab/><text:tab/><text:tab/>Глубина рекурсии: 4<text:tab/>A(A;A</text:p>
            <text:p text:style-name="P43"><text:soft-page-break/><text:tab/>Глубина рекурсии: 1<text:tab/>A(A;A)</text:p>
            <text:p text:style-name="P43">Скобки</text:p>
          </table:table-cell>
        </table:table-row>
        <table:table-row table:style-name="Таблица2.1">
          <table:table-cell table:style-name="Таблица2.A1" office:value-type="string">
            <text:p text:style-name="P46">4</text:p>
          </table:table-cell>
          <table:table-cell table:style-name="Таблица2.A1" office:value-type="string">
            <text:p text:style-name="P44"><text:s/>A(A(A(A)))</text:p>
          </table:table-cell>
          <table:table-cell table:style-name="Таблица2.C1" office:value-type="string">
            <text:p text:style-name="P43">STR: A(A(A(A)))</text:p>
            <text:p text:style-name="P43"><text:tab/>Глубина рекурсии: 1<text:tab/>A</text:p>
            <text:p text:style-name="P43"><text:tab/>Глубина рекурсии: 1<text:tab/>A(</text:p>
            <text:p text:style-name="P43"><text:tab/><text:tab/><text:tab/>Глубина рекурсии: 3<text:tab/>A(A</text:p>
            <text:p text:style-name="P43"><text:tab/><text:tab/><text:tab/>Глубина рекурсии: 3<text:tab/>A(A(</text:p>
            <text:p text:style-name="P43"><text:tab/><text:tab/><text:tab/><text:tab/><text:tab/>Глубина рекурсии: 5<text:tab/>A(A(A</text:p>
            <text:p text:style-name="P43"><text:tab/><text:tab/><text:tab/><text:tab/><text:tab/>Глубина рекурсии: 5<text:tab/>A(A(A(</text:p>
            <text:p text:style-name="P43"><text:tab/><text:tab/><text:tab/><text:tab/><text:tab/><text:tab/><text:tab/>Глубина рекурсии: 7<text:tab/>A(A(A(A</text:p>
            <text:p text:style-name="P43"><text:tab/><text:tab/><text:tab/><text:tab/><text:tab/>Глубина рекурсии: 5<text:tab/>A(A(A(A)</text:p>
            <text:p text:style-name="P43"><text:tab/><text:tab/><text:tab/>Глубина рекурсии: 3<text:tab/>A(A(A(A))</text:p>
            <text:p text:style-name="P43"><text:tab/>Глубина рекурсии: 1<text:tab/>A(A(A(A)))</text:p>
            <text:p text:style-name="P43">Скобки</text:p>
          </table:table-cell>
        </table:table-row>
        <table:table-row table:style-name="Таблица2.1">
          <table:table-cell table:style-name="Таблица2.A1" office:value-type="string">
            <text:p text:style-name="P46">5</text:p>
          </table:table-cell>
          <table:table-cell table:style-name="Таблица2.A1" office:value-type="string">
            <text:p text:style-name="P44">A(A(A;A))</text:p>
          </table:table-cell>
          <table:table-cell table:style-name="Таблица2.C1" office:value-type="string">
            <text:p text:style-name="P43">STR: A(A(A;A))</text:p>
            <text:p text:style-name="P43"><text:tab/>Глубина рекурсии: 1<text:tab/>A</text:p>
            <text:p text:style-name="P43"><text:tab/>Глубина рекурсии: 1<text:tab/>A(</text:p>
            <text:p text:style-name="P43"><text:tab/><text:tab/><text:tab/>Глубина рекурсии: 3<text:tab/>A(A</text:p>
            <text:p text:style-name="P43"><text:tab/><text:tab/><text:tab/>Глубина рекурсии: 3<text:tab/>A(A(</text:p>
            <text:p text:style-name="P43"><text:tab/><text:tab/><text:tab/><text:tab/><text:tab/>Глубина рекурсии: 5<text:tab/>A(A(A</text:p>
            <text:p text:style-name="P43"><text:tab/><text:tab/><text:tab/><text:tab/>Глубина рекурсии: 4<text:tab/>A(A(A;</text:p>
            <text:p text:style-name="P43"><text:tab/><text:tab/><text:tab/><text:tab/><text:tab/><text:tab/>Глубина рекурсии: 6<text:tab/>A(A(A;A</text:p>
            <text:p text:style-name="P43"><text:tab/><text:tab/><text:tab/>Глубина рекурсии: 3<text:tab/>A(A(A;A)</text:p>
            <text:p text:style-name="P43"><text:tab/>Глубина рекурсии: 1<text:tab/>A(A(A;A))</text:p>
            <text:p text:style-name="P43">Скобки</text:p>
          </table:table-cell>
        </table:table-row>
        <table:table-row table:style-name="Таблица2.1">
          <table:table-cell table:style-name="Таблица2.A1" office:value-type="string">
            <text:p text:style-name="P46">6</text:p>
          </table:table-cell>
          <table:table-cell table:style-name="Таблица2.A1" office:value-type="string">
            <text:p text:style-name="P44"><text:span text:style-name="T26">A(A;A);</text:span></text:p>
          </table:table-cell>
          <table:table-cell table:style-name="Таблица2.C1" office:value-type="string">
            <text:p text:style-name="P43">STR: A(A;A);</text:p>
            <text:p text:style-name="P43"><text:tab/>Глубина рекурсии: 1<text:tab/>A</text:p>
            <text:p text:style-name="P43"><text:tab/>Глубина рекурсии: 1<text:tab/>A(</text:p>
            <text:p text:style-name="P43"><text:tab/><text:tab/><text:tab/>Глубина рекурсии: 3<text:tab/>A(A</text:p>
            <text:p text:style-name="P43"><text:tab/><text:tab/>Глубина рекурсии: 2<text:tab/>A(A;</text:p>
            <text:p text:style-name="P43"><text:tab/><text:tab/><text:tab/><text:tab/>Глубина рекурсии: 4<text:tab/>A(A;A</text:p>
            <text:p text:style-name="P43"><text:tab/>Глубина рекурсии: 1<text:tab/>A(A;A)</text:p>
            <text:p text:style-name="P43">Не скобки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46">7</text:p>
          </table:table-cell>
          <table:table-cell table:style-name="Таблица2.A1" office:value-type="string">
            <text:p text:style-name="P44">A(A;</text:p>
          </table:table-cell>
          <table:table-cell table:style-name="Таблица2.C1" office:value-type="string">
            <text:p text:style-name="P43">STR: A(A;</text:p>
            <text:p text:style-name="P43"><text:tab/>Глубина рекурсии: 1<text:tab/>A</text:p>
            <text:p text:style-name="P43"><text:tab/>Глубина рекурсии: 1<text:tab/>A(</text:p>
            <text:p text:style-name="P43"><text:tab/><text:tab/><text:tab/>Глубина рекурсии: 3<text:tab/>A(A</text:p>
            <text:p text:style-name="P43"><text:tab/><text:tab/>Глубина рекурсии: 2<text:tab/>A(A;</text:p>
            <text:p text:style-name="P43">Не скобки</text:p>
          </table:table-cell>
        </table:table-row>
        <table:table-row table:style-name="Таблица2.1">
          <table:table-cell table:style-name="Таблица2.A1" office:value-type="string">
            <text:p text:style-name="P46">8</text:p>
          </table:table-cell>
          <table:table-cell table:style-name="Таблица2.A1" office:value-type="string">
            <text:p text:style-name="P45">c</text:p>
          </table:table-cell>
          <table:table-cell table:style-name="Таблица2.C1" office:value-type="string">
            <text:p text:style-name="P43"><text:span text:style-name="T27">STR: c</text:span></text:p>
            <text:p text:style-name="P43"><text:span text:style-name="T27">Не скобки</text:span></text:p>
          </table:table-cell>
        </table:table-row>
        <table:table-row table:style-name="Таблица2.1">
          <table:table-cell table:style-name="Таблица2.A1" office:value-type="string">
            <text:p text:style-name="P46">9</text:p>
          </table:table-cell>
          <table:table-cell table:style-name="Таблица2.A1" office:value-type="string">
            <text:p text:style-name="P44"><text:s/>A(A()A)</text:p>
          </table:table-cell>
          <table:table-cell table:style-name="Таблица2.C1" office:value-type="string">
            <text:p text:style-name="P43">STR: A(A()A)</text:p>
            <text:p text:style-name="P43"><text:tab/>Глубина рекурсии: 1<text:tab/>A</text:p>
            <text:p text:style-name="P43"><text:tab/>Глубина рекурсии: 1<text:tab/>A(</text:p>
            <text:p text:style-name="P43"><text:tab/><text:tab/><text:tab/>Глубина рекурсии: 3<text:tab/>A(A</text:p>
            <text:p text:style-name="P43"><text:tab/><text:tab/><text:tab/>Глубина рекурсии: 3<text:tab/>A(A(</text:p>
            <text:p text:style-name="P43">Не скобки</text:p>
          </table:table-cell>
        </table:table-row>
      </table:table>
      <text:h text:style-name="P3" text:outline-level="2"/>
      <text:h text:style-name="P3" text:outline-level="2"/>
      <text:h text:style-name="Heading_20_2" text:outline-level="2"><text:span text:style-name="T14"/></text:h>
      <text:h text:style-name="Heading_20_2" text:outline-level="2"/>
      <text:h text:style-name="P4" text:outline-level="2"><text:tab/>Выводы.</text:h>
      <text:h text:style-name="Heading_20_2" text:outline-level="2"/>
      <text:p text:style-name="Standard_20__28_user_29_"><text:span text:style-name="T11">Были изучены </text:span><text:span text:style-name="T12">принципы</text:span><text:span text:style-name="T11"> </text:span><text:span text:style-name="T12">рекурсии. Построен синтаксический анализатор для понятия скобки </text:span><text:span text:style-name="T13">с использованием</text:span><text:span text:style-name="T12"> рекурсивн</text:span><text:span text:style-name="T13">ого</text:span><text:span text:style-name="T12"> алгоритм</text:span><text:span text:style-name="T13">а</text:span><text:span text:style-name="T12"> на языке С++.</text:span></text:p>
      <text:p text:style-name="Text_20_body_20__28_user_29_"/>
      <text:h text:style-name="P1" text:outline-level="1">Приложение А<text:line-break/>Исходный код программы</text:h>
      <text:p text:style-name="Standard_20__28_user_29_"><text:span text:style-name="T16">Название файла: </text:span><text:span text:style-name="T15">main</text:span><text:span text:style-name="T16">.</text:span><text:span text:style-name="T15">cpp</text:span></text:p>
      <text:p text:style-name="P48">#include &lt;iostream&gt;</text:p>
      <text:p text:style-name="P48">#include &lt;fstream&gt;</text:p>
      <text:p text:style-name="P48">#include &lt;string&gt;</text:p>
      <text:p text:style-name="P48">#include &lt;iomanip&gt;</text:p>
      <text:p text:style-name="P48">//НЕСКОБКИ, СКОБКИ, НЕРЯД, РЯД, ПУСТАЯ - в зависимости от этих элементов перечисления происходит обработка результата</text:p>
      <text:p text:style-name="P48">enum Name{NOTBRACKETS, BRACKETS, NOTROW, ROW, EMPTY};</text:p>
      <text:p text:style-name="P48"/>
      <text:p text:style-name="P48">void printTask();</text:p>
      <text:p text:style-name="P48">void readConsole(std::ofstream&amp; fileOut);//считываются строки с клавиатуры и передаются в функцию для обработки</text:p>
      <text:p text:style-name="P48">void readFile(std::ifstream&amp; file, std::ofstream&amp; fileOut);//считываются строки из файла и передаются в функцию для обработки</text:p>
      <text:p text:style-name="P48">int processingResults(const std::string&amp; str, std::ofstream&amp; fileOut);//печать полученного результата из функции processingSentence</text:p>
      <text:p text:style-name="P48">int processingSentence(const std::string&amp; str, std::ofstream&amp; fileOut);//функция, передающая строку в анализатор скобок и возвращающая результат - скобки, не скобки или пустая строка</text:p>
      <text:p text:style-name="P48">int brackets(const std::string&amp; str, int&amp; pos, int depthRec, std::ofstream&amp; fileOut);//рекурсивная функция для понятия СКОБКИ</text:p>
      <text:p text:style-name="P48">int row(const std::string&amp;, int&amp; pos, int depthRec, std::ofstream&amp; fileOut);//рекурсивная функция для понятия РЯД_СКОБОК</text:p>
      <text:p text:style-name="P48">void printDepth(const std::string&amp; str, int&amp; pos, int depthRec, std::ofstream&amp; fileOut);//функция для печати промежуточных результатов</text:p>
      <text:p text:style-name="P48"/>
      <text:p text:style-name="P48">void printTask(){</text:p>
      <text:p text:style-name="P48"><text:s text:c="4"/>std::cout&lt;&lt;"скобки::=А | A ( ряд_скобок )\n"</text:p>
      <text:p text:style-name="P48"><text:s text:c="15"/>"ряд_скобок::= скобки | скобки ; ряд_скобок\n";</text:p>
      <text:p text:style-name="P48">}</text:p>
      <text:p text:style-name="P48"/>
      <text:p text:style-name="P48">void readConsole(std::ofstream&amp; fileOut){</text:p>
      <text:p text:style-name="P48"><text:s text:c="4"/>int n; // количество строк</text:p>
      <text:p text:style-name="P48"><text:s text:c="4"/>std::string str;</text:p>
      <text:p text:style-name="P48"><text:s text:c="4"/>std::cout&lt;&lt;"Введите количество строк\n";</text:p>
      <text:p text:style-name="P48"><text:s text:c="4"/>std::cin&gt;&gt;n;</text:p>
      <text:p text:style-name="P48"><text:s text:c="4"/>for(int i=0; i &lt; n; i++){</text:p>
      <text:p text:style-name="P48"><text:s text:c="8"/>getline(std::cin, str);</text:p>
      <text:p text:style-name="P48"><text:s text:c="8"/>if (processingResults(str, fileOut) == EMPTY){ //проверка на пустую строку</text:p>
      <text:p text:style-name="P48"><text:s text:c="12"/>i--;</text:p>
      <text:p text:style-name="P48"><text:s text:c="8"/>}</text:p>
      <text:p text:style-name="P48"/>
      <text:p text:style-name="P48"><text:s text:c="4"/>}</text:p>
      <text:p text:style-name="P48">}</text:p>
      <text:p text:style-name="P48"/>
      <text:p text:style-name="P48">void readFile(std::ifstream&amp; file, std::ofstream&amp; fileOut){</text:p>
      <text:p text:style-name="P48"><text:s text:c="4"/>std::string str;</text:p>
      <text:p text:style-name="P48"><text:s text:c="4"/>while (file) { //для построчного считывания из файла; пока есть строки - идет считывание</text:p>
      <text:p text:style-name="P48"><text:s text:c="8"/>getline(file, str); //считывается обрабатываемая строка</text:p>
      <text:p text:style-name="P48"><text:s text:c="8"/>processingResults(str, fileOut);</text:p>
      <text:p text:style-name="P48"><text:s text:c="4"/>}</text:p>
      <text:p text:style-name="P48">}</text:p>
      <text:p text:style-name="P48"/>
      <text:p text:style-name="P48"/>
      <text:p text:style-name="P48">int processingResults(const std::string&amp; str, std::ofstream&amp; fileOut){</text:p>
      <text:p text:style-name="P48"><text:s text:c="4"/>switch (processingSentence(str, fileOut)){</text:p>
      <text:p text:style-name="P48"><text:soft-page-break/><text:s text:c="8"/>case BRACKETS:</text:p>
      <text:p text:style-name="P48"><text:s text:c="12"/>std::cout&lt;&lt;"Скобки\n\n";</text:p>
      <text:p text:style-name="P48"><text:s text:c="12"/>fileOut&lt;&lt;"Скобки\n\n";</text:p>
      <text:p text:style-name="P48"><text:s text:c="12"/>return BRACKETS;</text:p>
      <text:p text:style-name="P48"><text:s text:c="8"/>case NOTBRACKETS:</text:p>
      <text:p text:style-name="P48"><text:s text:c="12"/>std::cout &lt;&lt; "Не скобки\n\n";</text:p>
      <text:p text:style-name="P48"><text:s text:c="12"/>fileOut &lt;&lt; "Не скобки\n\n";</text:p>
      <text:p text:style-name="P48"><text:s text:c="12"/>return NOTBRACKETS;</text:p>
      <text:p text:style-name="P48"><text:s text:c="8"/>case EMPTY:</text:p>
      <text:p text:style-name="P48"><text:s text:c="12"/>return EMPTY;</text:p>
      <text:p text:style-name="P48"><text:s text:c="8"/>default:</text:p>
      <text:p text:style-name="P48"><text:s text:c="12"/>return NOTBRACKETS;</text:p>
      <text:p text:style-name="P48"><text:s text:c="4"/>}</text:p>
      <text:p text:style-name="P48">}</text:p>
      <text:p text:style-name="P48"/>
      <text:p text:style-name="P48">int processingSentence(const std::string&amp; str, std::ofstream&amp; fileOut){</text:p>
      <text:p text:style-name="P48"><text:s text:c="4"/>if (str.length()==0) { // нулевые строки не обрабатываются</text:p>
      <text:p text:style-name="P48"><text:s text:c="8"/>return EMPTY;</text:p>
      <text:p text:style-name="P48"><text:s text:c="4"/>}</text:p>
      <text:p text:style-name="P48"><text:s text:c="4"/>std::cout &lt;&lt; "STR: " &lt;&lt; str &lt;&lt; "\n";</text:p>
      <text:p text:style-name="P48"><text:s text:c="4"/>fileOut &lt;&lt; "STR: " &lt;&lt; str &lt;&lt; "\n";</text:p>
      <text:p text:style-name="P48"><text:s text:c="4"/>int pos = 0; // обрабатываемая позиция</text:p>
      <text:p text:style-name="P48"><text:s text:c="4"/>int depthRec = 1;//глубина рекурсии</text:p>
      <text:p text:style-name="P48"><text:s text:c="4"/>if (brackets(str, pos, depthRec, fileOut) == BRACKETS &amp;&amp; pos == (str.length())) { //смотрит результат анализатора и проверяет, все ли символы</text:p>
      <text:p text:style-name="P48"><text:s text:c="8"/>return BRACKETS; <text:s text:c="52"/>//обработаны, т.е. не вышла ли функция, не обработав последние символы</text:p>
      <text:p text:style-name="P48"><text:s text:c="4"/>} else {</text:p>
      <text:p text:style-name="P48"><text:s text:c="8"/>return NOTBRACKETS;</text:p>
      <text:p text:style-name="P48"><text:s text:c="4"/>}</text:p>
      <text:p text:style-name="P48">}</text:p>
      <text:p text:style-name="P48"/>
      <text:p text:style-name="P48"/>
      <text:p text:style-name="P48">int brackets(const std::string&amp; str, int&amp; pos, int depthRec, std::ofstream&amp; fileOut){ //анализатор СКОБКИ</text:p>
      <text:p text:style-name="P48"><text:s text:c="4"/>if (str[pos++] != 'A'){</text:p>
      <text:p text:style-name="P48"><text:s text:c="8"/>return NOTBRACKETS;</text:p>
      <text:p text:style-name="P48"><text:s text:c="4"/>}</text:p>
      <text:p text:style-name="P48"><text:s text:c="4"/>printDepth(str, pos, depthRec, fileOut); <text:s/>//печать промежуточного результата</text:p>
      <text:p text:style-name="P48"><text:s text:c="4"/>if (str[pos] != '('){</text:p>
      <text:p text:style-name="P48"><text:s text:c="8"/>return BRACKETS;</text:p>
      <text:p text:style-name="P48"><text:s text:c="4"/>}</text:p>
      <text:p text:style-name="P48"><text:s text:c="4"/>pos++;</text:p>
      <text:p text:style-name="P48"><text:s text:c="4"/>printDepth(str, pos, depthRec, fileOut); <text:s/>//печать промежуточного результата</text:p>
      <text:p text:style-name="P48"><text:s text:c="4"/>if (row(str, pos, depthRec+1, fileOut)==NOTROW) { //вызов рекурсивной функции для проверки на понятие РЯД</text:p>
      <text:p text:style-name="P48"><text:s text:c="8"/>return NOTBRACKETS;</text:p>
      <text:p text:style-name="P48"><text:s text:c="4"/>}</text:p>
      <text:p text:style-name="P48"><text:s text:c="4"/>if(str[pos++] != ')'){</text:p>
      <text:p text:style-name="P48"><text:s text:c="8"/>return NOTBRACKETS;</text:p>
      <text:p text:style-name="P48"><text:s text:c="4"/>}</text:p>
      <text:p text:style-name="P48"><text:s text:c="4"/>printDepth(str, pos, depthRec, fileOut); <text:s/>//печать промежуточного результата</text:p>
      <text:p text:style-name="P48"><text:s text:c="4"/>return BRACKETS;</text:p>
      <text:p text:style-name="P48">}</text:p>
      <text:p text:style-name="P48"/>
      <text:p text:style-name="P48">int row(const std::string&amp; str, int&amp; pos, int depthRec, std::ofstream&amp; fileOut){</text:p>
      <text:p text:style-name="P48"><text:s text:c="4"/>if (brackets(str, pos, depthRec+1, fileOut)==NOTBRACKETS){ //вызов рекурсивной функции для проверки на понятие СКОБКИ</text:p>
      <text:p text:style-name="P48"><text:s text:c="8"/>return NOTROW;</text:p>
      <text:p text:style-name="P48"><text:soft-page-break/><text:s text:c="4"/>}</text:p>
      <text:p text:style-name="P48"><text:s text:c="4"/>if (str[pos] != ';'){</text:p>
      <text:p text:style-name="P48"><text:s text:c="8"/>return ROW;</text:p>
      <text:p text:style-name="P48"><text:s text:c="4"/>}</text:p>
      <text:p text:style-name="P48"><text:s text:c="4"/>pos++;</text:p>
      <text:p text:style-name="P48"><text:s text:c="4"/>printDepth(str, pos, depthRec, fileOut); <text:s/>//печать промежуточного результата</text:p>
      <text:p text:style-name="P48"><text:s text:c="4"/>if (row(str, pos, depthRec+1, fileOut)==NOTROW){ //вызов рекурсивной функции для проверки на понятие РЯД</text:p>
      <text:p text:style-name="P48"><text:s text:c="8"/>return NOTROW;</text:p>
      <text:p text:style-name="P48"><text:s text:c="4"/>}</text:p>
      <text:p text:style-name="P48"><text:s text:c="4"/>return ROW;</text:p>
      <text:p text:style-name="P48">}</text:p>
      <text:p text:style-name="P48"/>
      <text:p text:style-name="P48">void printDepth(const std::string&amp; str, int&amp; pos, int depthRec, std::ofstream&amp; fileOut){</text:p>
      <text:p text:style-name="P48"><text:s text:c="4"/>std::cout&lt;&lt;std::string(depthRec, '\t')&lt;&lt;"Глубина рекурсии:"&lt;&lt;std::setw(2)&lt;&lt;depthRec&lt;&lt;"\t"&lt;&lt;str.substr(0, pos)&lt;&lt;"\n";</text:p>
      <text:p text:style-name="P48"><text:s text:c="4"/>fileOut&lt;&lt;std::string(depthRec, '\t')&lt;&lt;"Глубина рекурсии:"&lt;&lt;std::setw(2)&lt;&lt;depthRec&lt;&lt;"\t"&lt;&lt;str.substr(0, pos)&lt;&lt;"\n";</text:p>
      <text:p text:style-name="P48">}</text:p>
      <text:p text:style-name="P48"/>
      <text:p text:style-name="P48">int main() {</text:p>
      <text:p text:style-name="P48"><text:s text:c="4"/>int flag = 1;</text:p>
      <text:p text:style-name="P48"><text:s text:c="4"/>while (flag==1) {</text:p>
      <text:p text:style-name="P48"><text:s text:c="8"/>printTask();</text:p>
      <text:p text:style-name="P48"><text:s text:c="8"/>int input = 0;</text:p>
      <text:p text:style-name="P48"><text:s text:c="8"/>std::string nameIn, nameOut;</text:p>
      <text:p text:style-name="P48"><text:s text:c="8"/>std::ifstream fileIn;</text:p>
      <text:p text:style-name="P48"><text:s text:c="8"/>std::ofstream fileOut;</text:p>
      <text:p text:style-name="P48"><text:s text:c="8"/>std::cout &lt;&lt; "\nВыберите вариант ввода текста:\n"</text:p>
      <text:p text:style-name="P48"><text:s text:c="21"/>"1 - файловый ввод\n"</text:p>
      <text:p text:style-name="P48"><text:s text:c="21"/>"2 - консольный ввод\n";</text:p>
      <text:p text:style-name="P48"/>
      <text:p text:style-name="P48"><text:s text:c="8"/>std::cin &gt;&gt; input;</text:p>
      <text:p text:style-name="P48"><text:s text:c="8"/>switch (input) {</text:p>
      <text:p text:style-name="P48"><text:s text:c="12"/>case 1: //файловый</text:p>
      <text:p text:style-name="P48"><text:s text:c="16"/>std::cout &lt;&lt; "Введите имена файлов для считывания и записи \n";</text:p>
      <text:p text:style-name="P48"><text:s text:c="16"/>std::cin &gt;&gt; nameIn &gt;&gt; nameOut;</text:p>
      <text:p text:style-name="P48"><text:s text:c="16"/>fileIn.open(nameIn);</text:p>
      <text:p text:style-name="P48"><text:s text:c="16"/>fileOut.open(nameOut);</text:p>
      <text:p text:style-name="P48"><text:s text:c="16"/>while (!fileIn) { //проверка существования файла</text:p>
      <text:p text:style-name="P48"><text:s text:c="20"/>std::cout</text:p>
      <text:p text:style-name="P48"><text:s text:c="28"/>&lt;&lt; "Не получилось открыть файл для считывания. Введите новое имя файла. Для выхода введите \'0\'\n";</text:p>
      <text:p text:style-name="P48"><text:s text:c="20"/>std::cin &gt;&gt; nameIn;</text:p>
      <text:p text:style-name="P48"><text:s text:c="20"/>if (nameIn == "0") {//команда для выхода из цикла ввода файла</text:p>
      <text:p text:style-name="P48"><text:s text:c="24"/>return 0;</text:p>
      <text:p text:style-name="P48"><text:s text:c="20"/>}</text:p>
      <text:p text:style-name="P48"><text:s text:c="20"/>fileIn.open(nameIn); //открытие файла</text:p>
      <text:p text:style-name="P48"/>
      <text:p text:style-name="P48"><text:s text:c="16"/>}</text:p>
      <text:p text:style-name="P48"><text:s text:c="16"/>readFile(fileIn, fileOut); //запуск построчного чтения и анализатора</text:p>
      <text:p text:style-name="P48"><text:s text:c="16"/>fileIn.close(); //закрытие файла для чтения</text:p>
      <text:p text:style-name="P48"><text:s text:c="16"/>fileOut.close();//закрытие файла для записи</text:p>
      <text:p text:style-name="P48"><text:s text:c="16"/>break;</text:p>
      <text:p text:style-name="P48"><text:s text:c="12"/>case 2: //консоль</text:p>
      <text:p text:style-name="P48"><text:s text:c="16"/>std::cout &lt;&lt; "Введите имя файла для записи \n";</text:p>
      <text:p text:style-name="P48"><text:s text:c="16"/>std::cin &gt;&gt; nameOut;</text:p>
      <text:p text:style-name="P48"><text:s text:c="16"/>fileOut.open(nameOut);</text:p>
      <text:p text:style-name="P48"><text:s text:c="16"/>readConsole(fileOut);</text:p>
      <text:p text:style-name="P48"><text:soft-page-break/><text:s text:c="16"/>fileOut.close();//закрытие файла для записи</text:p>
      <text:p text:style-name="P48"><text:s text:c="16"/>break;</text:p>
      <text:p text:style-name="P48"><text:s text:c="12"/>default:</text:p>
      <text:p text:style-name="P48"><text:s text:c="16"/>break;</text:p>
      <text:p text:style-name="P48"><text:s text:c="8"/>}</text:p>
      <text:p text:style-name="P48"><text:s text:c="8"/>std::cout&lt;&lt;"Хотите повторить?\n"</text:p>
      <text:p text:style-name="P48"><text:s text:c="19"/>"1 - да\n"</text:p>
      <text:p text:style-name="P48"><text:s text:c="19"/>"0 - нет\n";</text:p>
      <text:p text:style-name="P48"><text:s text:c="8"/>std::cin &gt;&gt; flag;</text:p>
      <text:p text:style-name="P48"><text:s text:c="4"/>}</text:p>
      <text:p text:style-name="P48"/>
      <text:p text:style-name="P48"><text:s text:c="4"/>return 0;</text:p>
      <text:p text:style-name="P48">}</text:p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JetBrains Mono" svg:font-family="'JetBrains Mono', monospace"/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font-name="Liberation Sans" fo:font-family="'Liberation Sans'" style:font-family-generic="roman" style:font-pitch="variable" fo:font-size="12pt" style:font-name-asian="Microsoft YaHei" style:font-family-asian="'Microsoft YaHei'" style:font-family-generic-asian="system" style:font-pitch-asian="variable" style:font-size-asian="12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fo:font-size="12pt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font-size="12pt" style:font-size-asian="12pt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cm" fo:margin-bottom="0cm" loext:contextual-spacing="false" fo:text-align="center" style:justify-single-word="false"/>
      <style:text-properties fo:text-transform="uppercase"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caption" style:family="paragraph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DocumentMap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Перечень_20_рисунков1" style:display-name="Перечень рисунков1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_20__28_user_29_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Основной_20_текст_20_с_20_отступом1" style:display-name="Основной текст с отступом1" style:family="paragraph" style:parent-style-name="Text_20_body_20__28_user_29_" style:default-outline-level="">
      <style:paragraph-properties fo:margin-left="0cm" fo:margin-right="0cm" fo:text-indent="0.499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size-complex="10.5pt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fo:font-weight="normal" style:font-weight-asian="normal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Symbol" style:font-charset="x-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charset="x-symbol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дион Колованов</meta:initial-creator>
    <meta:editing-cycles>12</meta:editing-cycles>
    <meta:creation-date>2020-10-27T20:36:00</meta:creation-date>
    <dc:date>2020-11-03T21:55:33.090772157</dc:date>
    <dc:language>ru-RU</dc:language>
    <meta:editing-duration>PT1H3M45S</meta:editing-duration>
    <meta:generator>LibreOffice/6.0.7.3$Linux_X86_64 LibreOffice_project/00m0$Build-3</meta:generator>
    <meta:document-statistic meta:table-count="2" meta:image-count="0" meta:object-count="0" meta:page-count="12" meta:paragraph-count="304" meta:word-count="1754" meta:character-count="14245" meta:non-whitespace-character-count="11511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